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43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outline1">
      <style:graphic-properties fo:min-height="13.174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text-properties style:font-name="Liberation Mono" fo:font-size="22pt" style:font-size-asian="22pt" style:font-size-complex="22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8000" style:font-name="Liberation Mono" fo:font-size="22pt" style:font-name-asian="Liberation Mono1" style:font-size-asian="22pt" style:font-name-complex="Liberation Mono1" style:font-size-complex="22pt"/>
    </style:style>
    <style:style style:name="T2" style:family="text">
      <style:text-properties fo:color="#000000" style:font-name="Liberation Mono" fo:font-size="22pt" style:font-name-asian="Liberation Mono1" style:font-size-asian="22pt" style:font-name-complex="Liberation Mono1" style:font-size-complex="22pt"/>
    </style:style>
    <style:style style:name="T3" style:family="text">
      <style:text-properties fo:color="#0000ff" style:font-name="Liberation Mono" fo:font-size="22pt" style:font-name-asian="Liberation Mono1" style:font-size-asian="22pt" style:font-name-complex="Liberation Mono1" style:font-size-complex="22pt"/>
    </style:style>
    <style:style style:name="T4" style:family="text">
      <style:text-properties fo:color="#408080" style:font-name="Liberation Mono" fo:font-size="22pt" style:font-name-asian="Liberation Mono1" style:font-size-asian="22pt" style:font-name-complex="Liberation Mono1" style:font-size-complex="22pt"/>
    </style:style>
    <style:style style:name="T5" style:family="text">
      <style:text-properties fo:color="#ba2121" style:font-name="Liberation Mono" fo:font-size="22pt" style:font-name-asian="Liberation Mono1" style:font-size-asian="22pt" style:font-name-complex="Liberation Mono1" style:font-size-complex="22pt"/>
    </style:style>
    <style:style style:name="T6" style:family="text">
      <style:text-properties fo:color="#666666" style:font-name="Liberation Mono" fo:font-size="22pt" style:font-name-asian="Liberation Mono1" style:font-size-asian="22pt" style:font-name-complex="Liberation Mono1" style:font-size-complex="22pt"/>
    </style:style>
    <style:style style:name="T7" style:family="text">
      <style:text-properties style:font-name="Liberation Mono" fo:font-size="22pt" style:font-name-asian="Liberation Mono1" style:font-size-asian="22pt" style:font-name-complex="Liberation Mono1" style:font-size-complex="22pt"/>
    </style:style>
    <style:style style:name="T8" style:family="text">
      <style:text-properties fo:color="#aa22ff" style:font-name="Liberation Mono" fo:font-size="22pt" style:font-name-asian="Liberation Mono1" style:font-size-asian="22pt" style:font-name-complex="Liberation Mono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Bezproblemowe obiekty (kontenery?)<text:line-break/>danych</text:p>
          </draw:text-box>
        </draw:frame>
        <draw:frame presentation:style-name="pr1" draw:layer="layout" svg:width="29.972cm" svg:height="4.435cm" svg:x="1.536cm" svg:y="14.49cm" presentation:class="subtitle" presentation:user-transformed="true">
          <draw:text-box>
            <text:p>mgr inż.</text:p>
            <text:p>Michał Marcin Melchior</text:p>
            <text:p>“Butla” Bultrowicz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unkcje są spoko</text:p>
          </draw:text-box>
        </draw:frame>
        <draw:frame presentation:style-name="pr4" draw:text-style-name="P3" draw:layer="layout" svg:width="32.004cm" svg:height="12.954cm" svg:x="0.762cm" svg:y="5.434cm" presentation:class="outline" presentation:user-transformed="true">
          <draw:text-box>
            <text:p text:style-name="P2"><text:span text:style-name="T1">def</text:span><text:span text:style-name="T2"> </text:span><text:span text:style-name="T3">get_user_info</text:span><text:span text:style-name="T2">():</text:span></text:p>
            <text:p text:style-name="P2"><text:span text:style-name="T2"><text:s text:c="4"/></text:span><text:span text:style-name="T4"># ...Powiedzmy, że ta funkcja jakoś zdobywa te dane...</text:span></text:p>
            <text:p text:style-name="P2"><text:span text:style-name="T2"><text:s text:c="4"/></text:span><text:span text:style-name="T1">return</text:span><text:span text:style-name="T2"> </text:span><text:span text:style-name="T5">'michal.bultrowicz@gmail.com'</text:span><text:span text:style-name="T2">, </text:span><text:span text:style-name="T5">'Michał'</text:span><text:span text:style-name="T2">, </text:span><text:span text:style-name="T5">'Bultrowicz'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2.954cm" svg:x="0.762cm" svg:y="1.034cm" presentation:class="outline" presentation:user-transformed="true">
          <draw:text-box>
            <text:p text:style-name="P2"><text:span text:style-name="T1">from</text:span><text:span text:style-name="T2"> </text:span><text:span text:style-name="T3">typing</text:span><text:span text:style-name="T2"> </text:span><text:span text:style-name="T1">import</text:span><text:span text:style-name="T2"> Tuple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Tuple[</text:span><text:span text:style-name="T1">str</text:span><text:span text:style-name="T2">]:</text:span></text:p>
            <text:p text:style-name="P2"><text:span text:style-name="T2"><text:s text:c="4"/></text:span><text:span text:style-name="T4"># ...Powiedzmy, że ta funkcja jakoś zdobywa te dane...</text:span></text:p>
            <text:p text:style-name="P2"><text:span text:style-name="T2"><text:s text:c="4"/></text:span><text:span text:style-name="T1">return</text:span><text:span text:style-name="T2"> </text:span><text:span text:style-name="T5">'michal.bultrowicz@gmail.com'</text:span><text:span text:style-name="T2">, </text:span><text:span text:style-name="T5">'Michał'</text:span><text:span text:style-name="T2">, </text:span><text:span text:style-name="T5">'Bultrowicz'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2.954cm" svg:x="0.762cm" svg:y="1.034cm" presentation:class="outline" presentation:user-transformed="true">
          <draw:text-box>
            <text:p text:style-name="P2"><text:span text:style-name="T1">from</text:span><text:span text:style-name="T2"> </text:span><text:span text:style-name="T3">typing</text:span><text:span text:style-name="T2"> </text:span><text:span text:style-name="T1">import</text:span><text:span text:style-name="T2"> Tuple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Tuple[</text:span><text:span text:style-name="T1">str</text:span><text:span text:style-name="T2">]:</text:span></text:p>
            <text:p text:style-name="P2"><text:span text:style-name="T2"><text:s text:c="4"/></text:span><text:span text:style-name="T1">return</text:span><text:span text:style-name="T2"> </text:span><text:span text:style-name="T5">'michal.bultrowicz@gmail.com'</text:span><text:span text:style-name="T2">, </text:span><text:span text:style-name="T5">'Michał'</text:span><text:span text:style-name="T2">, </text:span><text:span text:style-name="T5">'Bultrowicz'</text:span></text:p>
            <text:p text:style-name="P2"><text:span text:style-name="T2"/></text:p>
            <text:p text:style-name="P2"><text:span text:style-name="T2">email, name, surname </text:span><text:span text:style-name="T6">=</text:span><text:span text:style-name="T2"> get_user_info()</text:span></text:p>
            <text:p text:style-name="P2"><text:span text:style-name="T2">do_thing_1(email, name, surname)</text:span></text:p>
            <text:p text:style-name="P2"><text:span text:style-name="T2">do_thing_2(email, name, surname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7.762cm" svg:x="0.762cm" svg:y="1.034cm" presentation:class="outline" presentation:user-transformed="true">
          <draw:text-box>
            <text:p text:style-name="P2"><text:span text:style-name="T2">email, name, surname </text:span><text:span text:style-name="T6">=</text:span><text:span text:style-name="T2"> get_user_info()</text:span></text:p>
            <text:p text:style-name="P2"><text:span text:style-name="T2">do_thing_1(email, name, surname)</text:span></text:p>
            <text:p text:style-name="P2"><text:span text:style-name="T2">do_thing_2(email, name, surname)</text:span></text:p>
            <text:p text:style-name="P2"><text:span text:style-name="T2"/></text:p>
            <text:p text:style-name="P2"><text:span text:style-name="T4"># Wersja alternatywna</text:span></text:p>
            <text:p text:style-name="P2"><text:span text:style-name="T1">def</text:span><text:span text:style-name="T2"> </text:span><text:span text:style-name="T3">do_thing_1</text:span><text:span text:style-name="T2">(user_info: Tuple[</text:span><text:span text:style-name="T1">str</text:span><text:span text:style-name="T2">]):</text:span></text:p>
            <text:p text:style-name="P2"><text:span text:style-name="T2"><text:s text:c="4"/></text:span><text:span text:style-name="T2">do_inner_thing(user_info[</text:span><text:span text:style-name="T6">1</text:span><text:span text:style-name="T2">])</text:span></text:p>
            <text:p text:style-name="P2"><text:span text:style-name="T2"><text:s text:c="4"/></text:span><text:span text:style-name="T4"># ... etc ...</text:span></text:p>
            <text:p text:style-name="P2"><text:span text:style-name="T2"/></text:p>
            <text:p text:style-name="P2"><text:span text:style-name="T2">user_info </text:span><text:span text:style-name="T6">=</text:span><text:span text:style-name="T2"> get_user_info()</text:span></text:p>
            <text:p text:style-name="P2"><text:span text:style-name="T2">do_thing_1(user_info)</text:span></text:p>
            <text:p text:style-name="P2"><text:span text:style-name="T2">do_thing_2(user_info)</text:span></text:p>
            <text:p text:style-name="P2"><text:span text:style-name="T2"/></text:p>
            <text:p text:style-name="P2"><text:span text:style-name="T7"/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8.016cm" svg:x="0.762cm" svg:y="1.034cm" presentation:class="outline" presentation:user-transformed="true">
          <draw:text-box>
            <text:p text:style-name="P2"><text:span text:style-name="T1">from</text:span><text:span text:style-name="T2"> </text:span><text:span text:style-name="T3">typing</text:span><text:span text:style-name="T2"> </text:span><text:span text:style-name="T1">import</text:span><text:span text:style-name="T2"> Dict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Dict[</text:span><text:span text:style-name="T1">str</text:span><text:span text:style-name="T2">]:</text:span></text:p>
            <text:p text:style-name="P2"><text:span text:style-name="T2"><text:s text:c="4"/></text:span><text:span text:style-name="T1">return</text:span><text:span text:style-name="T2"> {</text:span></text:p>
            <text:p text:style-name="P2"><text:span text:style-name="T2"><text:s text:c="8"/></text:span><text:span text:style-name="T5">'email'</text:span><text:span text:style-name="T2">: </text:span><text:span text:style-name="T5">'michal.bultrowicz@gmail.com'</text:span><text:span text:style-name="T2">,</text:span></text:p>
            <text:p text:style-name="P2"><text:span text:style-name="T2"><text:s text:c="8"/></text:span><text:span text:style-name="T5">'name'</text:span><text:span text:style-name="T2">: </text:span><text:span text:style-name="T5">'Michał'</text:span><text:span text:style-name="T2">,</text:span></text:p>
            <text:p text:style-name="P2"><text:span text:style-name="T2"><text:s text:c="8"/></text:span><text:span text:style-name="T5">'surname'</text:span><text:span text:style-name="T2">: </text:span><text:span text:style-name="T5">'Bultrowicz'</text:span><text:span text:style-name="T2">,</text:span></text:p>
            <text:p text:style-name="P2"><text:span text:style-name="T2"><text:s text:c="4"/></text:span><text:span text:style-name="T2">}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Dict[</text:span><text:span text:style-name="T1">str</text:span><text:span text:style-name="T2">]):</text:span></text:p>
            <text:p text:style-name="P2"><text:span text:style-name="T2"><text:s text:c="4"/></text:span><text:span text:style-name="T2">do_inner_thing(user_info[</text:span><text:span text:style-name="T5">'name'</text:span><text:span text:style-name="T2">]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9.286cm" svg:x="0.762cm" svg:y="1.034cm" presentation:class="outline" presentation:user-transformed="true">
          <draw:text-box>
            <text:p text:style-name="P2"><text:span text:style-name="T2">EMAIL_KEY </text:span><text:span text:style-name="T6">=</text:span><text:span text:style-name="T2"> </text:span><text:span text:style-name="T5">'email'</text:span></text:p>
            <text:p text:style-name="P2"><text:span text:style-name="T2">NAME_KEY </text:span><text:span text:style-name="T6">=</text:span><text:span text:style-name="T2"> </text:span><text:span text:style-name="T5">'name'</text:span></text:p>
            <text:p text:style-name="P2"><text:span text:style-name="T2">SURNAME_KEY </text:span><text:span text:style-name="T6">=</text:span><text:span text:style-name="T2"> </text:span><text:span text:style-name="T5">'surname'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Dict[</text:span><text:span text:style-name="T1">str</text:span><text:span text:style-name="T2">]:</text:span></text:p>
            <text:p text:style-name="P2"><text:span text:style-name="T2"><text:s text:c="4"/></text:span><text:span text:style-name="T1">return</text:span><text:span text:style-name="T2"> {</text:span></text:p>
            <text:p text:style-name="P2"><text:span text:style-name="T2"><text:s text:c="8"/></text:span><text:span text:style-name="T2">EMAIL_KEY: </text:span><text:span text:style-name="T5">'michal.bultrowicz@gmail.com'</text:span><text:span text:style-name="T2">,</text:span></text:p>
            <text:p text:style-name="P2"><text:span text:style-name="T2"><text:s text:c="8"/></text:span><text:span text:style-name="T2">NAME_KEY: </text:span><text:span text:style-name="T5">'Michał'</text:span><text:span text:style-name="T2">,</text:span></text:p>
            <text:p text:style-name="P2"><text:span text:style-name="T2"><text:s text:c="8"/></text:span><text:span text:style-name="T2">SURNAME_KEY: </text:span><text:span text:style-name="T5">'Bultrowicz'</text:span><text:span text:style-name="T2">,</text:span></text:p>
            <text:p text:style-name="P2"><text:span text:style-name="T2"><text:s text:c="4"/></text:span><text:span text:style-name="T2">}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Dict[</text:span><text:span text:style-name="T1">str</text:span><text:span text:style-name="T2">]):</text:span></text:p>
            <text:p text:style-name="P2"><text:span text:style-name="T2"><text:s text:c="4"/></text:span><text:span text:style-name="T2">do_inner_thing(user_info[NAME_KEY]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9.54cm" svg:x="0.762cm" svg:y="1.034cm" presentation:class="outline" presentation:user-transformed="true">
          <draw:text-box>
            <text:p text:style-name="P2"><text:span text:style-name="T4"># klasycznie, ale pokracznie</text:span></text:p>
            <text:p text:style-name="P2"><text:span text:style-name="T1">class</text:span><text:span text:style-name="T2"> </text:span><text:span text:style-name="T3">UserInfo</text:span><text:span text:style-name="T2">:</text:span></text:p>
            <text:p text:style-name="P2"><text:span text:style-name="T2"><text:s text:c="4"/></text:span><text:span text:style-name="T1">def</text:span><text:span text:style-name="T2"> </text:span><text:span text:style-name="T3">__init__</text:span><text:span text:style-name="T2">(</text:span><text:span text:style-name="T1">self</text:span><text:span text:style-name="T2">, email, name, surname):</text:span></text:p>
            <text:p text:style-name="P2"><text:span text:style-name="T2"><text:s text:c="8"/></text:span><text:span text:style-name="T1">self</text:span><text:span text:style-name="T6">.</text:span><text:span text:style-name="T2">email </text:span><text:span text:style-name="T6">=</text:span><text:span text:style-name="T2"> email</text:span></text:p>
            <text:p text:style-name="P2"><text:span text:style-name="T2"><text:s text:c="8"/></text:span><text:span text:style-name="T1">self</text:span><text:span text:style-name="T6">.</text:span><text:span text:style-name="T2">name </text:span><text:span text:style-name="T6">=</text:span><text:span text:style-name="T2"> name</text:span></text:p>
            <text:p text:style-name="P2"><text:span text:style-name="T2"><text:s text:c="8"/></text:span><text:span text:style-name="T1">self</text:span><text:span text:style-name="T6">.</text:span><text:span text:style-name="T2">surname </text:span><text:span text:style-name="T6">=</text:span><text:span text:style-name="T2"> surname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UserInfo:</text:span></text:p>
            <text:p text:style-name="P2"><text:span text:style-name="T2"><text:s text:c="4"/></text:span><text:span text:style-name="T1">return</text:span><text:span text:style-name="T2"> UserInfo(</text:span></text:p>
            <text:p text:style-name="P2"><text:span text:style-name="T2"><text:s text:c="8"/></text:span><text:span text:style-name="T2">email</text:span><text:span text:style-name="T6">=</text:span><text:span text:style-name="T5">'michal.bultrowicz@gmail.com'</text:span><text:span text:style-name="T2">,</text:span></text:p>
            <text:p text:style-name="P2"><text:span text:style-name="T2"><text:s text:c="8"/></text:span><text:span text:style-name="T2">name</text:span><text:span text:style-name="T6">=</text:span><text:span text:style-name="T5">'Michał'</text:span><text:span text:style-name="T2">,</text:span></text:p>
            <text:p text:style-name="P2"><text:span text:style-name="T2"><text:s text:c="8"/></text:span><text:span text:style-name="T2">surname</text:span><text:span text:style-name="T6">=</text:span><text:span text:style-name="T5">'Bultrowicz'</text:span><text:span text:style-name="T2">,</text:span></text:p>
            <text:p text:style-name="P2"><text:span text:style-name="T2"><text:s text:c="4"/></text:span><text:span text:style-name="T2">)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UserInfo):</text:span></text:p>
            <text:p text:style-name="P2"><text:span text:style-name="T2"><text:s text:c="4"/></text:span><text:span text:style-name="T4"># PyCharm/VIM podpowiada, nawet</text:span></text:p>
            <text:p text:style-name="P2"><text:span text:style-name="T2"><text:s text:c="4"/></text:span><text:span text:style-name="T2">do_inner_thing(user_info</text:span><text:span text:style-name="T6">.</text:span><text:span text:style-name="T2">name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9.54cm" svg:x="0.762cm" svg:y="1.034cm" presentation:class="outline" presentation:user-transformed="true">
          <draw:text-box>
            <text:p text:style-name="P2"><text:span text:style-name="T4"># W końcu coś ciekawego! (może)</text:span></text:p>
            <text:p text:style-name="P2"><text:span text:style-name="T1">from</text:span><text:span text:style-name="T2"> </text:span><text:span text:style-name="T3">collections</text:span><text:span text:style-name="T2"> </text:span><text:span text:style-name="T1">import</text:span><text:span text:style-name="T2"> namedtuple</text:span></text:p>
            <text:p text:style-name="P2"><text:span text:style-name="T2"/></text:p>
            <text:p text:style-name="P2"><text:span text:style-name="T4"># zwięźle, ale niestandardowo. Duplikowanie nazwy.</text:span></text:p>
            <text:p text:style-name="P2"><text:span text:style-name="T2">UserInfo </text:span><text:span text:style-name="T6">=</text:span><text:span text:style-name="T2"> namedtuple(</text:span><text:span text:style-name="T5">'UserInfo'</text:span><text:span text:style-name="T2">, </text:span><text:span text:style-name="T5">'email name surname'</text:span><text:span text:style-name="T2">)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UserInfo:</text:span></text:p>
            <text:p text:style-name="P2"><text:span text:style-name="T2"><text:s text:c="4"/></text:span><text:span text:style-name="T1">return</text:span><text:span text:style-name="T2"> UserInfo(</text:span></text:p>
            <text:p text:style-name="P2"><text:span text:style-name="T2"><text:s text:c="8"/></text:span><text:span text:style-name="T2">email</text:span><text:span text:style-name="T6">=</text:span><text:span text:style-name="T5">'michal.bultrowicz@gmail.com'</text:span><text:span text:style-name="T2">,</text:span></text:p>
            <text:p text:style-name="P2"><text:span text:style-name="T2"><text:s text:c="8"/></text:span><text:span text:style-name="T2">name</text:span><text:span text:style-name="T6">=</text:span><text:span text:style-name="T5">'Michał'</text:span><text:span text:style-name="T2">,</text:span></text:p>
            <text:p text:style-name="P2"><text:span text:style-name="T2"><text:s text:c="8"/></text:span><text:span text:style-name="T2">surname</text:span><text:span text:style-name="T6">=</text:span><text:span text:style-name="T5">'Bultrowicz'</text:span><text:span text:style-name="T2">,</text:span></text:p>
            <text:p text:style-name="P2"><text:span text:style-name="T2"><text:s text:c="4"/></text:span><text:span text:style-name="T2">)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UserInfo):</text:span></text:p>
            <text:p text:style-name="P2"><text:span text:style-name="T2"><text:s text:c="4"/></text:span><text:span text:style-name="T4"># PyCharm/VIM nadal podpowiada</text:span></text:p>
            <text:p text:style-name="P2"><text:span text:style-name="T2"><text:s text:c="4"/></text:span><text:span text:style-name="T2">do_inner_thing(user_info</text:span><text:span text:style-name="T6">.</text:span><text:span text:style-name="T2">name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9.286cm" svg:x="0.762cm" svg:y="1.034cm" presentation:class="outline" presentation:user-transformed="true">
          <draw:text-box>
            <text:p text:style-name="P2"><text:span text:style-name="T1">from</text:span><text:span text:style-name="T2"> </text:span><text:span text:style-name="T3">typing</text:span><text:span text:style-name="T2"> </text:span><text:span text:style-name="T1">import</text:span><text:span text:style-name="T2"> NamedTuple </text:span><text:span text:style-name="T4"># od Pythona 3.5 </text:span></text:p>
            <text:p text:style-name="P2"><text:span text:style-name="T2"/></text:p>
            <text:p text:style-name="P2"><text:span text:style-name="T1">class</text:span><text:span text:style-name="T2"> </text:span><text:span text:style-name="T3">UserInfo</text:span><text:span text:style-name="T2">(NamedTuple):</text:span></text:p>
            <text:p text:style-name="P2"><text:span text:style-name="T2"><text:s text:c="4"/></text:span><text:span text:style-name="T2">email: </text:span><text:span text:style-name="T1">str</text:span></text:p>
            <text:p text:style-name="P2"><text:span text:style-name="T2"><text:s text:c="4"/></text:span><text:span text:style-name="T2">name: </text:span><text:span text:style-name="T1">str</text:span></text:p>
            <text:p text:style-name="P2"><text:span text:style-name="T2"><text:s text:c="4"/></text:span><text:span text:style-name="T2">surname: </text:span><text:span text:style-name="T1">str</text:span></text:p>
            <text:p text:style-name="P2"><text:span text:style-name="T2"/></text:p>
            <text:p text:style-name="P2"><text:span text:style-name="T1">def</text:span><text:span text:style-name="T2"> </text:span><text:span text:style-name="T3">get_user_info</text:span><text:span text:style-name="T2">() </text:span><text:span text:style-name="T6">-&gt;</text:span><text:span text:style-name="T2"> UserInfo:</text:span></text:p>
            <text:p text:style-name="P2"><text:span text:style-name="T2"><text:s text:c="4"/></text:span><text:span text:style-name="T4"># PyCharm podpowiada pola przy konstruktorze</text:span></text:p>
            <text:p text:style-name="P2"><text:span text:style-name="T2"><text:s text:c="4"/></text:span><text:span text:style-name="T1">return</text:span><text:span text:style-name="T2"> UserInfo(</text:span></text:p>
            <text:p text:style-name="P2"><text:span text:style-name="T2"><text:s text:c="8"/></text:span><text:span text:style-name="T2">email</text:span><text:span text:style-name="T6">=</text:span><text:span text:style-name="T5">'michal.bultrowicz@gmail.com'</text:span><text:span text:style-name="T2">,</text:span></text:p>
            <text:p text:style-name="P2"><text:span text:style-name="T2"><text:s text:c="8"/></text:span><text:span text:style-name="T2">name</text:span><text:span text:style-name="T6">=</text:span><text:span text:style-name="T5">'Michał'</text:span><text:span text:style-name="T2">,</text:span></text:p>
            <text:p text:style-name="P2"><text:span text:style-name="T2"><text:s text:c="8"/></text:span><text:span text:style-name="T2">surname</text:span><text:span text:style-name="T6">=</text:span><text:span text:style-name="T5">'Bultrowicz'</text:span><text:span text:style-name="T2">,</text:span></text:p>
            <text:p text:style-name="P2"><text:span text:style-name="T2"><text:s text:c="4"/></text:span><text:span text:style-name="T2">)</text:span></text:p>
            <text:p text:style-name="P2"><text:span text:style-name="T2"/></text:p>
            <text:p text:style-name="P2"><text:span text:style-name="T1">def</text:span><text:span text:style-name="T2"> </text:span><text:span text:style-name="T3">do_thing_1</text:span><text:span text:style-name="T2">(user_info: UserInfo):</text:span></text:p>
            <text:p text:style-name="P2"><text:span text:style-name="T2"><text:s text:c="4"/></text:span><text:span text:style-name="T4"># PyCharm/VIM nadal podpowiada</text:span></text:p>
            <text:p text:style-name="P2"><text:span text:style-name="T2"><text:s text:c="4"/></text:span><text:span text:style-name="T2">do_inner_thing(user_info</text:span><text:span text:style-name="T6">.</text:span><text:span text:style-name="T2">name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20.302cm" svg:x="0.762cm" svg:y="1.034cm" presentation:class="outline" presentation:user-transformed="true">
          <draw:text-box>
            <text:p text:style-name="P2"><text:span text:style-name="T1">class</text:span><text:span text:style-name="T2"> </text:span><text:span text:style-name="T3">UserInfo</text:span><text:span text:style-name="T2">(NamedTuple):</text:span></text:p>
            <text:p text:style-name="P2"><text:span text:style-name="T2"><text:s text:c="4"/></text:span><text:span text:style-name="T2">email: </text:span><text:span text:style-name="T1">str</text:span></text:p>
            <text:p text:style-name="P2"><text:span text:style-name="T2"><text:s text:c="4"/></text:span><text:span text:style-name="T2">name: </text:span><text:span text:style-name="T1">str</text:span></text:p>
            <text:p text:style-name="P2"><text:span text:style-name="T2"><text:s text:c="4"/></text:span><text:span text:style-name="T2">surname: </text:span><text:span text:style-name="T1">str</text:span></text:p>
            <text:p text:style-name="P2"><text:span text:style-name="T2"/></text:p>
            <text:p text:style-name="P2"><text:span text:style-name="T1">import</text:span><text:span text:style-name="T2"> </text:span><text:span text:style-name="T3">base64</text:span><text:span text:style-name="T6">,</text:span><text:span text:style-name="T2"> </text:span><text:span text:style-name="T3">json</text:span></text:p>
            <text:p text:style-name="P2"><text:span text:style-name="T2"/></text:p>
            <text:p text:style-name="P2"><text:span text:style-name="T1">def</text:span><text:span text:style-name="T2"> </text:span><text:span text:style-name="T3">as_base64</text:span><text:span text:style-name="T2">(</text:span><text:span text:style-name="T1">self</text:span><text:span text:style-name="T2">):</text:span></text:p>
            <text:p text:style-name="P2"><text:span text:style-name="T2"><text:s text:c="4"/></text:span><text:span text:style-name="T1">return</text:span><text:span text:style-name="T2"> base64</text:span><text:span text:style-name="T6">.</text:span><text:span text:style-name="T2">b64encode(json</text:span><text:span text:style-name="T6">.</text:span><text:span text:style-name="T2">dumps(</text:span><text:span text:style-name="T1">self</text:span><text:span text:style-name="T6">.</text:span><text:span text:style-name="T2">_asdict())</text:span><text:span text:style-name="T6">.</text:span><text:span text:style-name="T2">encode())</text:span></text:p>
            <text:p text:style-name="P2"><text:span text:style-name="T2"/></text:p>
            <text:p text:style-name="P2"><text:span text:style-name="T2">UserInfo</text:span><text:span text:style-name="T6">.</text:span><text:span text:style-name="T2">as_base64 </text:span><text:span text:style-name="T6">=</text:span><text:span text:style-name="T2"> as_base64</text:span></text:p>
            <text:p text:style-name="P2"><text:span text:style-name="T2"/></text:p>
            <text:p text:style-name="P2"><text:span text:style-name="T2">user </text:span><text:span text:style-name="T6">=</text:span><text:span text:style-name="T2"> UserInfo(</text:span><text:span text:style-name="T5">'bla@ble.com'</text:span><text:span text:style-name="T2">, </text:span><text:span text:style-name="T5">'Blecjusz'</text:span><text:span text:style-name="T2">, </text:span><text:span text:style-name="T5">'Kowalski'</text:span><text:span text:style-name="T2">)</text:span></text:p>
            <text:p text:style-name="P2"><text:span text:style-name="T2">user</text:span><text:span text:style-name="T6">.</text:span><text:span text:style-name="T2">as_base64(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8.778cm" svg:x="0.762cm" svg:y="1.034cm" presentation:class="outline" presentation:user-transformed="true">
          <draw:text-box>
            <text:p text:style-name="P2"><text:span text:style-name="T1">import</text:span><text:span text:style-name="T2"> </text:span><text:span text:style-name="T3">attr</text:span></text:p>
            <text:p text:style-name="P2"><text:span text:style-name="T2"/></text:p>
            <text:p text:style-name="P2"><text:span text:style-name="T8">@attr</text:span><text:span text:style-name="T6">.</text:span><text:span text:style-name="T2">s</text:span></text:p>
            <text:p text:style-name="P2"><text:span text:style-name="T1">class</text:span><text:span text:style-name="T2"> </text:span><text:span text:style-name="T3">UserInfo</text:span><text:span text:style-name="T2">(NamedTuple):</text:span></text:p>
            <text:p text:style-name="P2"><text:span text:style-name="T2"><text:s text:c="4"/></text:span><text:span text:style-name="T2">email </text:span><text:span text:style-name="T6">=</text:span><text:span text:style-name="T2"> attr</text:span><text:span text:style-name="T6">.</text:span><text:span text:style-name="T2">ib(validator</text:span><text:span text:style-name="T6">=</text:span><text:span text:style-name="T2">attr</text:span><text:span text:style-name="T6">.</text:span><text:span text:style-name="T2">validators</text:span><text:span text:style-name="T6">.</text:span><text:span text:style-name="T2">instance_of(</text:span><text:span text:style-name="T1">str</text:span><text:span text:style-name="T2">))</text:span></text:p>
            <text:p text:style-name="P2"><text:span text:style-name="T2"><text:s text:c="4"/></text:span><text:span text:style-name="T2">name </text:span><text:span text:style-name="T6">=</text:span><text:span text:style-name="T2"> attr</text:span><text:span text:style-name="T6">.</text:span><text:span text:style-name="T2">ib(default=’’)</text:span></text:p>
            <text:p text:style-name="P2"><text:span text:style-name="T2"><text:s text:c="4"/></text:span><text:span text:style-name="T2">surname </text:span><text:span text:style-name="T6">=</text:span><text:span text:style-name="T2"> attr</text:span><text:span text:style-name="T6">.</text:span><text:span text:style-name="T2">ib(default=’’)</text:span></text:p>
            <text:p text:style-name="P2"><text:span text:style-name="T2"/></text:p>
            <text:p text:style-name="P2"><text:span text:style-name="T2"><text:s text:c="4"/></text:span><text:span text:style-name="T1">def</text:span><text:span text:style-name="T2"> </text:span><text:span text:style-name="T3">as_base64</text:span><text:span text:style-name="T2">(</text:span><text:span text:style-name="T1">self</text:span><text:span text:style-name="T2">):</text:span></text:p>
            <text:p text:style-name="P2"><text:span text:style-name="T2"><text:s text:c="8"/></text:span><text:span text:style-name="T1">return</text:span><text:span text:style-name="T2"> base64</text:span><text:span text:style-name="T6">.</text:span><text:span text:style-name="T2">b64encode(json</text:span><text:span text:style-name="T6">.</text:span><text:span text:style-name="T2">dumps(</text:span><text:span text:style-name="T1">self</text:span><text:span text:style-name="T6">.</text:span><text:span text:style-name="T2">_asdict())</text:span><text:span text:style-name="T6">.</text:span><text:span text:style-name="T2">encode())</text:span></text:p>
            <text:p text:style-name="P2"><text:span text:style-name="T2"/></text:p>
            <text:p text:style-name="P2"><text:span text:style-name="T2">user </text:span><text:span text:style-name="T6">=</text:span><text:span text:style-name="T2"> UserInfo(</text:span><text:span text:style-name="T5">'bla@ble.com'</text:span><text:span text:style-name="T2">, </text:span><text:span text:style-name="T5">'Blecjusz'</text:span><text:span text:style-name="T2">, </text:span><text:span text:style-name="T5">'Kowalski'</text:span><text:span text:style-name="T2">)</text:span></text:p>
            <text:p text:style-name="P2"><text:span text:style-name="T2">user</text:span><text:span text:style-name="T6">.</text:span><text:span text:style-name="T2">as_base64()</text:span></text:p>
            <text:p text:style-name="P2"><text:span text:style-name="T4"># tworzenia Pycharm/VIM nie podpowiada, ale dostęp już tak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text-style-name="P3" draw:layer="layout" svg:width="32.004cm" svg:height="17.254cm" svg:x="0.762cm" svg:y="1.034cm" presentation:class="outline" presentation:user-transformed="true">
          <draw:text-box>
            <text:p text:style-name="P2"><text:span text:style-name="T4"># </text:span><text:span text:style-name="T4">będzie </text:span><text:span text:style-name="T4">dopiero w Pythonie 3.7</text:span></text:p>
            <text:p text:style-name="P2"><text:span text:style-name="T8">@dataclass</text:span></text:p>
            <text:p text:style-name="P2"><text:span text:style-name="T1">class</text:span><text:span text:style-name="T2"> </text:span><text:span text:style-name="T3">UserInfo</text:span><text:span text:style-name="T2">:</text:span></text:p>
            <text:p text:style-name="P2"><text:span text:style-name="T2"><text:s text:c="4"/></text:span><text:span text:style-name="T2">email: </text:span><text:span text:style-name="T1">str</text:span></text:p>
            <text:p text:style-name="P2"><text:span text:style-name="T2"><text:s text:c="4"/></text:span><text:span text:style-name="T2">name: </text:span><text:span text:style-name="T1">str</text:span></text:p>
            <text:p text:style-name="P2"><text:span text:style-name="T2"><text:s text:c="4"/></text:span><text:span text:style-name="T2">surname: </text:span><text:span text:style-name="T1">str</text:span></text:p>
            <text:p text:style-name="P2"><text:span text:style-name="T2"/></text:p>
            <text:p text:style-name="P2"><text:span text:style-name="T2"><text:s text:c="4"/></text:span><text:span text:style-name="T1">def</text:span><text:span text:style-name="T2"> </text:span><text:span text:style-name="T3">as_base64</text:span><text:span text:style-name="T2">(</text:span><text:span text:style-name="T1">self</text:span><text:span text:style-name="T2">):</text:span></text:p>
            <text:p text:style-name="P2"><text:span text:style-name="T2"><text:s text:c="8"/></text:span><text:span text:style-name="T1">return</text:span><text:span text:style-name="T2"> base64</text:span><text:span text:style-name="T6">.</text:span><text:span text:style-name="T2">b64encode(json</text:span><text:span text:style-name="T6">.</text:span><text:span text:style-name="T2">dumps(asdict(</text:span><text:span text:style-name="T1">self</text:span><text:span text:style-name="T2">))</text:span><text:span text:style-name="T6">.</text:span><text:span text:style-name="T2">encode())</text:span></text:p>
            <text:p text:style-name="P2"><text:span text:style-name="T2"/></text:p>
            <text:p text:style-name="P2"><text:span text:style-name="T2">user </text:span><text:span text:style-name="T6">=</text:span><text:span text:style-name="T2"> UserInfo(</text:span><text:span text:style-name="T5">'bla@ble.com'</text:span><text:span text:style-name="T2">, </text:span><text:span text:style-name="T5">'Blecjusz'</text:span><text:span text:style-name="T2">, </text:span><text:span text:style-name="T5">'Kowalski'</text:span><text:span text:style-name="T2">)</text:span></text:p>
            <text:p text:style-name="P2"><text:span text:style-name="T2">user</text:span><text:span text:style-name="T6">.</text:span><text:span text:style-name="T2">as_base64()</text:span></text:p>
            <text:p text:style-name="P2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11:00:24.522612783</meta:creation-date>
    <meta:editing-duration>PT4H46M49S</meta:editing-duration>
    <meta:editing-cycles>34</meta:editing-cycles>
    <meta:generator>LibreOffice/5.4.2.2$Linux_X86_64 LibreOffice_project/40m0$Build-2</meta:generator>
    <dc:date>2018-01-29T12:26:48.509948662</dc:date>
    <meta:document-statistic meta:object-count="8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